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AE53C26DDEAC76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802cm" fo:min-width="12.973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957cm" fo:min-width="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4.25cm" fo:min-width="25cm"/>
    </style:style>
    <style:style style:name="gr5" style:family="graphic" style:parent-style-name="standard">
      <style:graphic-properties draw:textarea-horizontal-align="justify" draw:textarea-vertical-align="middle" draw:auto-grow-height="false" fo:min-height="14.75cm" fo:min-width="2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12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="none" draw:fill-color="#ffffff"/>
      <style:text-properties style:font-name="Source Sans Pro" fo:font-size="22pt"/>
    </style:style>
    <style:style style:name="P3" style:family="paragraph">
      <style:paragraph-properties fo:text-align="center"/>
    </style:style>
    <style:style style:name="T1" style:family="text">
      <style:text-properties style:font-name="Source Sans Pro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Source Sans Pro" fo:font-size="22pt"/>
    </style:style>
    <style:style style:name="T3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1cm" presentation:class="title" presentation:user-transformed="true">
          <draw:text-box>
            <text:p><text:span text:style-name="T1">Using Kivy and Flask</text:span></text:p>
          </draw:text-box>
        </draw:frame>
        <draw:frame draw:style-name="gr1" draw:text-style-name="P2" draw:layer="layout" svg:width="15.31cm" svg:height="3.052cm" svg:x="6.11cm" svg:y="15.948cm">
          <draw:text-box>
            <text:p><text:span text:style-name="T2">For cross platform, mobile webservers</text:span></text:p>
          </draw:text-box>
        </draw:frame>
        <draw:frame draw:style-name="gr2" draw:text-style-name="P2" draw:layer="layout" svg:width="8.808cm" svg:height="2.207cm" svg:x="9.257cm" svg:y="18.924cm">
          <draw:text-box>
            <text:p><text:span text:style-name="T2"><text:a xlink:href="http://www.kivy.org/" xlink:type="simple">www.kivy.org</text:a></text:span></text:p>
            <text:p><text:span text:style-name="T2">www.github.com/kiv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enario</text:p>
          </draw:text-box>
        </draw:frame>
        <draw:custom-shape draw:style-name="gr4" draw:text-style-name="P3" draw:layer="layout" svg:width="25.5cm" svg:height="14.5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Deploying an Educational app to schools home users</text:p>
              </text:list-item>
              <text:list-item>
                <text:p>Core app:</text:p>
                <text:list>
                  <text:list-item>
                    <text:p>17mb on Android</text:p>
                  </text:list-item>
                  <text:list-item>
                    <text:p>28mb on Windows</text:p>
                  </text:list-item>
                  <text:list-item>
                    <text:p>60+mb on iOS (4x arch – x86/x64/ARM32/64)</text:p>
                  </text:list-item>
                </text:list>
              </text:list-item>
              <text:list-item>
                <text:p>Content:</text:p>
                <text:list>
                  <text:list-item>
                    <text:p><text:s/>Declarative (XML) - 800mb+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ntional Solutions</text:p>
          </draw:text-box>
        </draw:frame>
        <draw:custom-shape draw:style-name="gr5" draw:text-style-name="P3" draw:layer="layout" svg:width="25.5cm" svg:height="15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25.199cm" svg:height="14.07cm" svg:x="1.4cm" svg:y="4.914cm" presentation:class="outline" presentation:user-transformed="true">
          <draw:text-box>
            <text:list text:style-name="L2">
              <text:list-item>
                <text:p>Android</text:p>
                <text:list>
                  <text:list-item>
                    <text:p>APK size max 50mb!</text:p>
                  </text:list-item>
                  <text:list-item>
                    <text:p>Each signed, linked, priced, controlled by Google.</text:p>
                  </text:list-item>
                  <text:list-item>
                    <text:p>Unique in-app billing/licensing API</text:p>
                  </text:list-item>
                </text:list>
              </text:list-item>
              <text:list-item>
                <text:p>iOS</text:p>
                <text:list>
                  <text:list-item>
                    <text:p>Unique in-app billing/licensing API</text:p>
                  </text:list-item>
                </text:list>
              </text:list-item>
              <text:list-item>
                <text:p>Windows App Store</text:p>
                <text:list>
                  <text:list-item>
                    <text:p>Unique in-app billing/licensing API</text:p>
                  </text:list-item>
                </text:list>
              </text:list-item>
              <text:list-item>
                <text:p>Win32? Linux? MacO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Solution</text:p>
          </draw:text-box>
        </draw:frame>
        <draw:custom-shape draw:style-name="gr4" draw:text-style-name="P3" draw:layer="layout" svg:width="25.5cm" svg:height="14.5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Free app with a basic Speedtest exercise</text:p>
              </text:list-item>
              <text:list-item>
                <text:p>Content purchased independently of stores</text:p>
              </text:list-item>
              <text:list-item>
                <text:p>Content downloaded into app via simple HTTP (<text:span text:style-name="T3">HTTPS</text:span> for caching) on license acquisition</text:p>
                <text:p><text:line-break/>Benefits</text:p>
              </text:list-item>
              <text:list-item>
                <text:p>Single solution for all platforms</text:p>
              </text:list-item>
              <text:list-item>
                <text:p>Retain control of content distribution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llenges</text:p>
          </draw:text-box>
        </draw:frame>
        <draw:custom-shape draw:style-name="gr5" draw:text-style-name="P3" draw:layer="layout" svg:width="25.5cm" svg:height="15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Poorly maintained School infrastructures</text:p>
              </text:list-item>
              <text:list-item>
                <text:p>Overloaded School wifi-networks</text:p>
              </text:list-item>
              <text:list-item>
                <text:p>Limited/No connectivity in poor rural areas</text:p>
              </text:list-item>
              <text:list-item>
                <text:p>Long install times</text:p>
              </text:list-item>
              <text:list-item>
                <text:p>Remote Schools require long travel ti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ask?</text:p>
          </draw:text-box>
        </draw:frame>
        <draw:custom-shape draw:style-name="gr4" draw:text-style-name="P3" draw:layer="layout" svg:width="25.5cm" svg:height="14.5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A Python-based micro web-framework</text:p>
              </text:list-item>
              <text:list-item>
                <text:p>Self-contained</text:p>
              </text:list-item>
              <text:list-item>
                <text:p>Extensible</text:p>
              </text:list-item>
              <text:list-item>
                <text:p>Fast, no dependencies</text:p>
              </text:list-item>
              <text:list-item>
                <text:p>BSD licen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78000000438AE53C26DDEAC76B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ffff" draw:opacity="7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draw:fill-image-width="38cm" draw:fill-image-height="21cm" style:repeat="no-repeat" draw:fill-image-ref-point-x="15%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opacity="50%" draw:shadow-opacity="5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38cm" draw:fill-image-height="21cm" style:repeat="no-repeat" draw:fill-image-ref-point-x="15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3DT13H5M25S</meta:editing-duration>
    <meta:editing-cycles>263</meta:editing-cycles>
    <meta:generator>LibreOffice/5.1.6.2$Linux_X86_64 LibreOffice_project/10m0$Build-2</meta:generator>
    <dc:date>2017-03-12T22:17:33.812067647</dc:date>
    <meta:document-statistic meta:object-count="45"/>
  </office:meta>
</office:document-meta>
</file>